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8.00pt" fo:font-weight="bold" fo:font-family="'Liberation Serif'" style:font-family-asian="'Liberation Serif'" style:font-family-complex="'Liberation Serif'" fo:background-color="transparent" style:use-window-font-color="true"/>
    </style:style>
    <style:style style:name="T25" style:family="text">
      <style:text-properties fo:font-size="13.00pt" fo:font-weight="bold" fo:font-family="'Liberation Serif'" style:font-family-asian="'Liberation Serif'" style:font-family-complex="'Liberation Serif'" fo:background-color="transparent" style:use-window-font-color="true"/>
    </style:style>
    <style:style style:name="T26" style:family="text">
      <style:text-properties fo:font-size="18.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4.00pt" fo:font-weight="bold" fo:font-family="'Liberation Serif'" style:font-family-asian="'Liberation Serif'" style:font-family-complex="'Liberation Serif'" fo:background-color="transparent" fo:color="#ff5429"/>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bold"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bold"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bold"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bold"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0.00pt" fo:font-weight="bold" fo:font-family="'Liberation Serif'" style:font-family-asian="'Liberation Serif'" style:font-family-complex="'Liberation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bold"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2.00pt" fo:font-weight="normal"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2.00pt" fo:font-weight="normal" fo:font-family="'Liberation Serif'" style:font-family-asian="'Liberation Serif'" style:font-family-complex="'Liberation Serif'"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normal" fo:font-family="Calibri" style:font-family-asian="Calibri" style:font-family-complex="Calibri" fo:background-color="transparent" style:use-window-font-color="true"/>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2.00pt" fo:font-weight="normal" fo:font-family="Calibri" style:font-family-asian="Calibri" style:font-family-complex="Calibri"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bold" fo:font-family="'Liberation Serif'" style:font-family-asian="'Liberation Serif'" style:font-family-complex="'Liberation Serif'"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bold" fo:font-family="'Liberation Serif'" style:font-family-asian="'Liberation Serif'" style:font-family-complex="'Liberation Serif'"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bold" fo:font-family="'Liberation Serif'" style:font-family-asian="'Liberation Serif'" style:font-family-complex="'Liberation Serif'"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Liberation Serif'" style:font-family-asian="'Liberation Serif'" style:font-family-complex="'Liberation Serif'"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bold" fo:font-family="'Liberation Serif'" style:font-family-asian="'Liberation Serif'" style:font-family-complex="'Liberation Serif'"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fo:font-family="'Liberation Serif'" style:font-family-asian="'Liberation Serif'" style:font-family-complex="'Liberation Serif'"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bold" fo:font-family="'Liberation Serif'" style:font-family-asian="'Liberation Serif'" style:font-family-complex="'Liberation Serif'"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2.00pt" fo:font-weight="normal" fo:font-family="'Liberation Serif'" style:font-family-asian="'Liberation Serif'" style:font-family-complex="'Liberation Serif'"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bold" fo:font-family="'Liberation Serif'" style:font-family-asian="'Liberation Serif'" style:font-family-complex="'Liberation Serif'"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fo:font-family="'Liberation Serif'" style:font-family-asian="'Liberation Serif'" style:font-family-complex="'Liberation Serif'"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normal" fo:font-family="'Liberation Serif'" style:font-family-asian="'Liberation Serif'" style:font-family-complex="'Liberation Serif'" fo:background-color="#ff8000"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fo:font-family="'Liberation Serif'" style:font-family-asian="'Liberation Serif'" style:font-family-complex="'Liberation Serif'"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Liberation Serif'" style:font-family-asian="'Liberation Serif'" style:font-family-complex="'Liberation Serif'" fo:background-color="#ffdbb6"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Liberation Serif'" style:font-family-asian="'Liberation Serif'" style:font-family-complex="'Liberation Serif'"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Liberation Serif'" style:font-family-asian="'Liberation Serif'" style:font-family-complex="'Liberation Serif'" fo:background-color="#81d41a"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Liberation Serif'" style:font-family-asian="'Liberation Serif'" style:font-family-complex="'Liberation Serif'"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Liberation Serif'" style:font-family-asian="'Liberation Serif'" style:font-family-complex="'Liberation Serif'" fo:background-color="transparent" style:use-window-font-color="true"/>
    </style:style>
    <style:style style:name="T16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6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67" style:family="text">
      <style:text-properties fo:font-size="12.00pt" fo:font-weight="normal" fo:font-family="'Liberation Serif'" style:font-family-asian="'Liberation Serif'" style:font-family-complex="'Liberation Serif'" fo:background-color="transparent" style:use-window-font-color="true"/>
    </style:style>
    <style:style style:name="T16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6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70" style:family="text">
      <style:text-properties fo:font-size="12.00pt" fo:font-weight="normal" fo:font-family="'Liberation Serif'" style:font-family-asian="'Liberation Serif'" style:font-family-complex="'Liberation Serif'"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style:style>
    <style:style style:name="P3" style:family="paragraph">
      <style:paragraph-properties fo:line-height="100.00%" fo:text-align="left" fo:margin-left="2.70pt" fo:text-indent="-2.70pt">
        <style:tab-stops>
          <style:tab-stop style:position="468.30pt"/>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35.40pt" fo:text-indent="0.00pt"/>
    </style:style>
    <style:style style:name="P6" style:family="paragraph">
      <style:paragraph-properties fo:line-height="100.00%" fo:text-align="left"/>
    </style:style>
    <style:style style:name="P7" style:family="paragraph">
      <style:paragraph-properties fo:line-height="100.00%" fo:text-align="left" fo:margin-left="35.40pt" fo:text-indent="0.00pt"/>
    </style:style>
    <style:style style:name="P8" style:family="paragraph">
      <style:paragraph-properties fo:line-height="100.00%" fo:text-align="left" fo:margin-left="70.80pt" fo:text-indent="0.00pt"/>
    </style:style>
    <style:style style:name="P9" style:family="paragraph">
      <style:paragraph-properties fo:line-height="100.00%" fo:text-align="left" fo:margin-left="35.40pt" fo:text-indent="0.00pt"/>
    </style:style>
    <style:style style:name="P10" style:family="paragraph">
      <style:paragraph-properties fo:line-height="100.00%" fo:text-align="left" fo:margin-left="70.80pt" fo:text-indent="0.00pt"/>
    </style:style>
    <style:style style:name="P11" style:family="paragraph">
      <style:paragraph-properties fo:line-height="100.00%" fo:text-align="left" fo:margin-left="35.40pt" fo:text-indent="0.00pt"/>
    </style:style>
    <style:style style:name="P12" style:family="paragraph">
      <style:paragraph-properties fo:line-height="100.00%" fo:text-align="left" fo:margin-left="70.80pt" fo:text-indent="0.00pt"/>
    </style:style>
    <style:style style:name="P13" style:family="paragraph">
      <style:paragraph-properties fo:line-height="100.00%" fo:text-align="left" fo:margin-left="35.40pt" fo:text-indent="0.00pt"/>
    </style:style>
    <style:style style:name="P14" style:family="paragraph">
      <style:paragraph-properties fo:line-height="100.00%" fo:text-align="left" fo:margin-left="70.80pt" fo:text-indent="0.00pt"/>
    </style:style>
    <style:style style:name="P15" style:family="paragraph">
      <style:paragraph-properties fo:line-height="100.00%" fo:text-align="left" fo:margin-left="35.40pt" fo:text-indent="0.00pt"/>
    </style:style>
    <style:style style:name="P16" style:family="paragraph">
      <style:paragraph-properties fo:line-height="100.00%" fo:text-align="left" fo:margin-left="70.80pt" fo:text-indent="0.00pt"/>
    </style:style>
    <style:style style:name="P17" style:family="paragraph">
      <style:paragraph-properties fo:line-height="100.00%" fo:text-align="left" fo:margin-left="35.40pt" fo:text-indent="0.00pt"/>
    </style:style>
    <style:style style:name="P18" style:family="paragraph">
      <style:paragraph-properties fo:line-height="100.00%" fo:text-align="left" fo:margin-left="70.80pt" fo:text-indent="0.00pt"/>
    </style:style>
    <style:style style:name="P19" style:family="paragraph">
      <style:paragraph-properties fo:line-height="100.00%" fo:text-align="left" fo:margin-left="35.40pt" fo:text-indent="0.00pt"/>
    </style:style>
    <style:style style:name="P20" style:family="paragraph">
      <style:paragraph-properties fo:line-height="100.00%" fo:text-align="left" fo:margin-left="70.80pt" fo:text-indent="0.00pt"/>
    </style:style>
    <style:style style:name="P21" style:family="paragraph">
      <style:paragraph-properties fo:line-height="100.00%" fo:text-align="left" fo:margin-left="35.40pt" fo:text-indent="0.00pt"/>
    </style:style>
    <style:style style:name="P22" style:family="paragraph">
      <style:paragraph-properties fo:line-height="100.00%" fo:text-align="left" fo:margin-left="70.80pt" fo:text-indent="0.00pt"/>
    </style:style>
    <style:style style:name="P23" style:family="paragraph">
      <style:paragraph-properties fo:line-height="100.00%" fo:text-align="left"/>
    </style:style>
    <style:style style:name="P24" style:family="paragraph">
      <style:paragraph-properties fo:line-height="100.00%" fo:text-align="left" fo:margin-left="35.40pt" fo:text-indent="0.00pt"/>
    </style:style>
    <style:style style:name="P25" style:family="paragraph">
      <style:paragraph-properties fo:line-height="100.00%" fo:text-align="left"/>
    </style:style>
    <style:style style:name="P26" style:family="paragraph">
      <style:paragraph-properties fo:line-height="100.00%" fo:text-align="left" fo:margin-left="35.40pt" fo:text-indent="0.00pt"/>
    </style:style>
    <style:style style:name="P27" style:family="paragraph">
      <style:paragraph-properties fo:line-height="100.00%" fo:text-align="left"/>
    </style:style>
    <style:style style:name="P28" style:family="paragraph">
      <style:paragraph-properties fo:line-height="100.00%" fo:text-align="left" fo:margin-left="35.40pt" fo:text-indent="0.00pt"/>
    </style:style>
    <style:style style:name="P29" style:family="paragraph">
      <style:paragraph-properties fo:line-height="100.00%" fo:text-align="left"/>
    </style:style>
    <style:style style:name="P30" style:family="paragraph">
      <style:paragraph-properties fo:line-height="100.00%" fo:text-align="left" fo:margin-left="35.40pt" fo:text-indent="0.00pt"/>
    </style:style>
    <style:style style:name="P31" style:family="paragraph">
      <style:paragraph-properties fo:line-height="100.00%" fo:text-align="left"/>
    </style:style>
    <style:style style:name="P32" style:family="paragraph">
      <style:paragraph-properties fo:line-height="100.00%" fo:text-align="left" fo:margin-left="35.40pt" fo:text-indent="0.00pt"/>
    </style:style>
    <style:style style:name="P33" style:family="paragraph">
      <style:paragraph-properties fo:line-height="100.00%" fo:text-align="left"/>
    </style:style>
    <style:style style:name="P34" style:family="paragraph">
      <style:paragraph-properties fo:line-height="100.00%" fo:text-align="left" fo:margin-left="2.70pt" fo:text-indent="-2.70pt">
        <style:tab-stops>
          <style:tab-stop style:position="468.30pt"/>
        </style:tab-stops>
      </style:paragraph-properties>
    </style:style>
    <style:style style:name="P35" style:family="paragraph">
      <style:paragraph-properties fo:line-height="120.00%" fo:text-align="left" fo:margin-bottom="7.50pt"/>
    </style:style>
    <style:style style:name="P36" style:family="paragraph">
      <style:paragraph-properties fo:line-height="100.00%" fo:text-align="left" fo:margin-top="10.00pt" fo:margin-bottom="6.00pt"/>
    </style:style>
    <style:style style:name="P37" style:family="paragraph">
      <style:paragraph-properties fo:line-height="120.00%" fo:text-align="center" fo:margin-bottom="7.00pt"/>
    </style:style>
    <style:style style:name="P38" style:family="paragraph">
      <style:paragraph-properties fo:line-height="100.00%" fo:text-align="left" fo:margin-left="2.70pt" fo:text-indent="-2.70pt">
        <style:tab-stops>
          <style:tab-stop style:position="99.30pt"/>
          <style:tab-stop style:position="3286.95pt" style:type="center"/>
        </style:tab-stops>
      </style:paragraph-properties>
    </style:style>
    <style:style style:name="P39" style:family="paragraph">
      <style:paragraph-properties fo:line-height="120.00%" fo:text-align="left" fo:margin-bottom="7.00pt"/>
    </style:style>
    <style:style style:name="P40" style:family="paragraph">
      <style:paragraph-properties fo:line-height="100.00%" fo:text-align="left"/>
    </style:style>
    <style:style style:name="P41" style:family="paragraph">
      <style:paragraph-properties fo:line-height="100.00%" fo:text-align="left" fo:margin-left="2.70pt" fo:text-indent="-2.70pt">
        <style:tab-stops>
          <style:tab-stop style:position="99.30pt"/>
          <style:tab-stop style:position="3286.95pt" style:type="center"/>
        </style:tab-stops>
      </style:paragraph-properties>
    </style:style>
    <style:style style:name="P42" style:family="paragraph">
      <style:paragraph-properties fo:line-height="100.00%" fo:text-align="left" fo:margin-left="2.70pt" fo:text-indent="-2.70pt">
        <style:tab-stops>
          <style:tab-stop style:position="99.30pt"/>
          <style:tab-stop style:position="3286.95pt" style:type="center"/>
        </style:tab-stops>
      </style:paragraph-properties>
    </style:style>
    <style:style style:name="P43" style:family="paragraph">
      <style:paragraph-properties fo:line-height="120.00%" fo:text-align="left" fo:margin-bottom="7.00pt"/>
    </style:style>
    <style:style style:name="P44" style:family="paragraph">
      <style:paragraph-properties fo:line-height="100.00%" fo:text-align="left"/>
    </style:style>
    <style:style style:name="P45" style:family="paragraph">
      <style:paragraph-properties fo:line-height="100.00%" fo:text-align="left" fo:margin-left="2.70pt" fo:text-indent="-2.70pt">
        <style:tab-stops>
          <style:tab-stop style:position="99.30pt"/>
          <style:tab-stop style:position="3286.95pt" style:type="center"/>
        </style:tab-stops>
      </style:paragraph-properties>
    </style:style>
    <style:style style:name="P46" style:family="paragraph">
      <style:paragraph-properties fo:line-height="120.00%" fo:text-align="center" fo:margin-bottom="7.00pt"/>
    </style:style>
    <style:style style:name="P4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48" style:family="paragraph">
      <style:paragraph-properties fo:line-height="100.00%" fo:text-align="center"/>
    </style:style>
    <style:style style:name="P49"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50"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51" style:family="paragraph">
      <style:paragraph-properties fo:line-height="100.00%" fo:text-align="left"/>
    </style:style>
    <style:style style:name="P52"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53"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54" style:family="paragraph">
      <style:paragraph-properties fo:line-height="100.00%" fo:text-align="left"/>
    </style:style>
    <style:style style:name="P55"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58"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59" style:family="paragraph">
      <style:paragraph-properties fo:line-height="100.00%" fo:text-align="left"/>
    </style:style>
    <style:style style:name="P60"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61"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62" style:family="paragraph">
      <style:paragraph-properties fo:line-height="100.00%" fo:text-align="left"/>
    </style:style>
    <style:style style:name="P63"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64" style:family="paragraph">
      <style:paragraph-properties fo:line-height="100.00%" fo:text-align="left"/>
    </style:style>
    <style:style style:name="P65" style:family="paragraph">
      <style:paragraph-properties fo:line-height="100.00%" fo:text-align="center"/>
    </style:style>
    <style:style style:name="P66" style:family="paragraph">
      <style:paragraph-properties fo:line-height="100.00%" fo:text-align="left"/>
    </style:style>
    <style:style style:name="P6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68"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69" style:family="paragraph">
      <style:paragraph-properties fo:line-height="100.00%" fo:text-align="left"/>
    </style:style>
    <style:style style:name="P70"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71"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72" style:family="paragraph">
      <style:paragraph-properties fo:line-height="100.00%" fo:text-align="left"/>
    </style:style>
    <style:style style:name="P73"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74"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75" style:family="paragraph">
      <style:paragraph-properties fo:line-height="100.00%" fo:text-align="left"/>
    </style:style>
    <style:style style:name="P76"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7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78" style:family="paragraph">
      <style:paragraph-properties fo:line-height="100.00%" fo:text-align="left"/>
    </style:style>
    <style:style style:name="P79"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80"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81" style:family="paragraph">
      <style:paragraph-properties fo:line-height="100.00%" fo:text-align="left"/>
    </style:style>
    <style:style style:name="P82"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83"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84" style:family="paragraph">
      <style:paragraph-properties fo:line-height="100.00%" fo:text-align="left"/>
    </style:style>
    <style:style style:name="P85"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86" style:family="paragraph">
      <style:paragraph-properties fo:line-height="100.00%" fo:text-align="left"/>
    </style:style>
    <style:style style:name="P8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88" style:family="paragraph">
      <style:paragraph-properties fo:line-height="100.00%" fo:text-align="left"/>
    </style:style>
    <style:style style:name="P89"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90" style:family="paragraph">
      <style:paragraph-properties fo:line-height="100.00%" fo:text-align="left"/>
    </style:style>
    <style:style style:name="P91"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92"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93" style:family="paragraph">
      <style:paragraph-properties fo:line-height="100.00%" fo:text-align="left"/>
    </style:style>
    <style:style style:name="P94"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95"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96" style:family="paragraph">
      <style:paragraph-properties fo:line-height="100.00%" fo:text-align="left"/>
    </style:style>
    <style:style style:name="P97" style:family="paragraph">
      <style:paragraph-properties fo:line-height="100.00%" fo:text-align="left" fo:margin-left="2.70pt" fo:text-indent="-2.70pt">
        <style:tab-stops>
          <style:tab-stop style:position="24.25pt"/>
          <style:tab-stop style:position="3286.95pt" style:type="center"/>
          <style:tab-stop style:position="421118.95pt" style:type="right"/>
          <style:tab-stop style:position="-2.70pt"/>
          <style:tab-stop style:position="24.25pt"/>
          <style:tab-stop style:position="3286.95pt" style:type="center"/>
          <style:tab-stop style:position="421118.95pt" style:type="right"/>
        </style:tab-stops>
      </style:paragraph-properties>
    </style:style>
    <style:style style:name="P98" style:family="paragraph">
      <style:paragraph-properties fo:line-height="120.00%" fo:text-align="left" fo:margin-bottom="7.00pt"/>
    </style:style>
    <style:style style:name="P99"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0" style:family="paragraph">
      <style:paragraph-properties fo:line-height="100.00%" fo:text-align="left"/>
    </style:style>
    <style:style style:name="P101"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2"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3" style:family="paragraph">
      <style:paragraph-properties fo:line-height="100.00%" fo:text-align="left"/>
    </style:style>
    <style:style style:name="P104"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5" style:family="paragraph">
      <style:paragraph-properties fo:line-height="100.00%" fo:text-align="left"/>
    </style:style>
    <style:style style:name="P106"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7" style:family="paragraph">
      <style:paragraph-properties fo:line-height="100.00%" fo:text-align="left"/>
    </style:style>
    <style:style style:name="P108"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09" style:family="paragraph">
      <style:paragraph-properties fo:line-height="100.00%" fo:text-align="left"/>
    </style:style>
    <style:style style:name="P110"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11" style:family="paragraph">
      <style:paragraph-properties fo:line-height="100.00%" fo:text-align="left"/>
    </style:style>
    <style:style style:name="P112"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13" style:family="paragraph">
      <style:paragraph-properties fo:line-height="100.00%" fo:text-align="left"/>
    </style:style>
    <style:style style:name="P114"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15" style:family="paragraph">
      <style:paragraph-properties fo:line-height="100.00%" fo:text-align="center"/>
    </style:style>
    <style:style style:name="P116" style:family="paragraph">
      <style:paragraph-properties fo:line-height="100.00%" fo:text-align="left"/>
    </style:style>
    <style:style style:name="P117"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18"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19" style:family="paragraph">
      <style:paragraph-properties fo:line-height="100.00%" fo:text-align="center"/>
    </style:style>
    <style:style style:name="P120" style:family="paragraph">
      <style:paragraph-properties fo:line-height="100.00%" fo:text-align="left"/>
    </style:style>
    <style:style style:name="P121"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22" style:family="paragraph">
      <style:paragraph-properties fo:line-height="100.00%" fo:text-align="center"/>
    </style:style>
    <style:style style:name="P123" style:family="paragraph">
      <style:paragraph-properties fo:line-height="100.00%" fo:text-align="left"/>
    </style:style>
    <style:style style:name="P124" style:family="paragraph">
      <style:paragraph-properties fo:line-height="100.00%" fo:text-align="left" fo:margin-left="2.70pt" fo:text-indent="-2.70pt">
        <style:tab-stops>
          <style:tab-stop style:position="34.05pt"/>
          <style:tab-stop style:position="3286.95pt" style:type="center"/>
        </style:tab-stops>
      </style:paragraph-properties>
    </style:style>
    <style:style style:name="P125" style:family="paragraph">
      <style:paragraph-properties fo:line-height="100.00%" fo:text-align="left"/>
    </style:style>
    <style:style style:name="P126" style:family="paragraph">
      <style:paragraph-properties fo:line-height="100.00%" fo:text-align="left" fo:margin-left="2.70pt" fo:text-indent="-2.70pt">
        <style:tab-stops>
          <style:tab-stop style:position="50.55pt"/>
          <style:tab-stop style:position="3286.95pt" style:type="center"/>
        </style:tab-stops>
      </style:paragraph-properties>
    </style:style>
    <style:style style:name="P127" style:family="paragraph">
      <style:paragraph-properties fo:line-height="120.00%" fo:text-align="left" fo:margin-bottom="7.00pt"/>
    </style:style>
    <style:style style:name="P128" style:family="paragraph">
      <style:paragraph-properties fo:line-height="100.00%" fo:text-align="left"/>
    </style:style>
    <style:style style:name="TableColumn0100" style:family="table-column">
      <style:table-column-properties style:column-width="6.541667in"/>
    </style:style>
    <style:style style:name="Table01" style:family="table">
      <style:table-properties style:width="6.54166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1.416667in"/>
    </style:style>
    <style:style style:name="TableColumn0201" style:family="table-column">
      <style:table-column-properties style:column-width="5.510417in"/>
    </style:style>
    <style:style style:name="Table02" style:family="table">
      <style:table-properties style:width="6.927083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300" style:family="table-column">
      <style:table-column-properties style:column-width="0.374306in"/>
    </style:style>
    <style:style style:name="TableColumn0301" style:family="table-column">
      <style:table-column-properties style:column-width="0.374306in"/>
    </style:style>
    <style:style style:name="TableColumn0302" style:family="table-column">
      <style:table-column-properties style:column-width="3.684028in"/>
    </style:style>
    <style:style style:name="TableColumn0303" style:family="table-column">
      <style:table-column-properties style:column-width="0.650000in"/>
    </style:style>
    <style:style style:name="TableColumn0304" style:family="table-column">
      <style:table-column-properties style:column-width="0.650694in"/>
    </style:style>
    <style:style style:name="TableColumn0305" style:family="table-column">
      <style:table-column-properties style:column-width="0.743056in"/>
    </style:style>
    <style:style style:name="TableColumn0306" style:family="table-column">
      <style:table-column-properties style:column-width="0.461111in"/>
    </style:style>
    <style:style style:name="Table03" style:family="table">
      <style:table-properties style:width="6.937500in" fo:margin-left="0.000000in" style:writing-mode="lr" table:align="left" style:may-break-between-rows="true"/>
    </style:style>
    <style:style style:name="TableRow0300" style:family="table-row">
      <style:table-row-properties style:min-row-height="0.572917in"/>
    </style:style>
    <style:style style:name="TableCell03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1" style:family="table-row">
      <style:table-row-properties style:min-row-height="0.197917in"/>
    </style:style>
    <style:style style:name="TableCell03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2" style:family="table-row">
      <style:table-row-properties style:min-row-height="0.583333in"/>
    </style:style>
    <style:style style:name="TableCell03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3" style:family="table-row">
      <style:table-row-properties style:min-row-height="0.583333in"/>
    </style:style>
    <style:style style:name="TableCell03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4" style:family="table-row">
      <style:table-row-properties style:min-row-height="0.427083in"/>
    </style:style>
    <style:style style:name="TableCell03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5" style:family="table-row">
      <style:table-row-properties style:min-row-height="0.166667in"/>
    </style:style>
    <style:style style:name="TableCell03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6" style:family="table-row">
      <style:table-row-properties style:min-row-height="0.166667in"/>
    </style:style>
    <style:style style:name="TableCell03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6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7" style:family="table-row">
      <style:table-row-properties/>
    </style:style>
    <style:style style:name="TableCell03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7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8" style:family="table-row">
      <style:table-row-properties style:min-row-height="0.343750in"/>
    </style:style>
    <style:style style:name="TableCell03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8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9" style:family="table-row">
      <style:table-row-properties style:min-row-height="0.802083in"/>
    </style:style>
    <style:style style:name="TableCell03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9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0" style:family="table-row">
      <style:table-row-properties style:min-row-height="0.156250in"/>
    </style:style>
    <style:style style:name="TableCell031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0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1" style:family="table-row">
      <style:table-row-properties style:min-row-height="0.427083in"/>
    </style:style>
    <style:style style:name="TableCell031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1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2" style:family="table-row">
      <style:table-row-properties style:min-row-height="0.156250in"/>
    </style:style>
    <style:style style:name="TableCell031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2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3" style:family="table-row">
      <style:table-row-properties style:min-row-height="0.156250in"/>
    </style:style>
    <style:style style:name="TableCell031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3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4" style:family="table-row">
      <style:table-row-properties style:min-row-height="0.156250in"/>
    </style:style>
    <style:style style:name="TableCell031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4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5" style:family="table-row">
      <style:table-row-properties style:min-row-height="0.156250in"/>
    </style:style>
    <style:style style:name="TableCell031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5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6" style:family="table-row">
      <style:table-row-properties style:min-row-height="0.562500in"/>
    </style:style>
    <style:style style:name="TableCell031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6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17" style:family="table-row">
      <style:table-row-properties style:min-row-height="0.166667in"/>
    </style:style>
    <style:style style:name="TableCell031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1706"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400" style:family="table-column">
      <style:table-column-properties style:column-width="0.739583in"/>
    </style:style>
    <style:style style:name="TableColumn0401" style:family="table-column">
      <style:table-column-properties style:column-width="6.187500in"/>
    </style:style>
    <style:style style:name="Table04" style:family="table">
      <style:table-properties style:width="6.927083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5" style:family="table-row">
      <style:table-row-properties/>
    </style:style>
    <style:style style:name="TableCell04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6" style:family="table-row">
      <style:table-row-properties/>
    </style:style>
    <style:style style:name="TableCell04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500" style:family="table-column">
      <style:table-column-properties style:column-width="0.510417in"/>
    </style:style>
    <style:style style:name="TableColumn0501" style:family="table-column">
      <style:table-column-properties style:column-width="3.147222in"/>
    </style:style>
    <style:style style:name="Table05" style:family="table">
      <style:table-properties style:width="3.657639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5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5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Planificación Tareas del Proyecto</text:span></text:p>
      <text:p text:style-name="P2"><text:span text:style-name="T2">Tomando como base el indice incluido en el documento “Normas_Elaboración_del_Módulo_Proyecto” que a continuación se incluye</text:span></text:p>
      <table:table table:style-name="Table01">
        <table:table-column table:style-name="TableColumn0100"/>
        <table:table-row table:style-name="TableRow0100">
          <table:table-cell table:style-name="TableCell010000">
            <text:p text:style-name="P4"><text:span text:style-name="T4">1.<text:tab/>Introducción</text:span></text:p>
            <text:p text:style-name="P5"><text:span text:style-name="T5">1.1<text:tab/>Introducción a la memoria</text:span></text:p>
            <text:p text:style-name="P5"><text:span text:style-name="T5">1.2<text:tab/>Descripción</text:span></text:p>
            <text:p text:style-name="P5"><text:span text:style-name="T5">1.3<text:tab/>Objetivos generales</text:span></text:p>
            <text:p text:style-name="P5"><text:span text:style-name="T5">1.4<text:tab/>Beneficios</text:span></text:p>
            <text:p text:style-name="P5"><text:span text:style-name="T5">1.5<text:tab/>Motivaciones personales</text:span></text:p>
            <text:p text:style-name="P5"><text:span text:style-name="T5">1.6<text:tab/>Estructura de la memoria</text:span></text:p>
            <text:p text:style-name="P6"><text:span text:style-name="T6">2.<text:tab/>Estudio de viabilidad</text:span></text:p>
            <text:p text:style-name="P7"><text:span text:style-name="T7">2.1<text:tab/>Introducción</text:span></text:p>
            <text:p text:style-name="P8"><text:span text:style-name="T7">2.1.1<text:tab/>Tipología y palabras clave</text:span></text:p>
            <text:p text:style-name="P8"><text:span text:style-name="T7">2.1.2<text:tab/>Descripción</text:span></text:p>
            <text:p text:style-name="P8"><text:span text:style-name="T7">2.1.3<text:tab/>Objetivos del proyecto</text:span></text:p>
            <text:p text:style-name="P8"><text:span text:style-name="T7">2.1.4<text:tab/>Clasificación de los objetivos</text:span></text:p>
            <text:p text:style-name="P8"><text:span text:style-name="T7">2.1.5<text:tab/>Definiciones, acrónimos i abreviaciones<text:tab/></text:span></text:p>
            <text:p text:style-name="P8"><text:span text:style-name="T7">2.1.6<text:tab/>Partes interesadas</text:span></text:p>
            <text:p text:style-name="P8"><text:span text:style-name="T7">2.1.7<text:tab/>Referencias</text:span></text:p>
            <text:p text:style-name="P8"><text:span text:style-name="T7">2.1.8<text:tab/>Documentación del proyecto<text:tab/>18</text:span></text:p>
            <text:p text:style-name="P9"><text:span text:style-name="T7">2.2<text:tab/>Estudio de la situación actual</text:span></text:p>
            <text:p text:style-name="P10"><text:span text:style-name="T7">2.2.1<text:tab/>Contexto</text:span></text:p>
            <text:p text:style-name="P10"><text:span text:style-name="T7">2.2.2<text:tab/>Lógica del sistema</text:span></text:p>
            <text:p text:style-name="P10"><text:span text:style-name="T7">2.2.3<text:tab/>Descripción física</text:span></text:p>
            <text:p text:style-name="P10"><text:span text:style-name="T7">2.2.4<text:tab/>Diagnóstico del sistema actual</text:span></text:p>
            <text:p text:style-name="P10"><text:span text:style-name="T7">2.2.5<text:tab/>Normativa y legislación</text:span></text:p>
            <text:p text:style-name="P11"><text:span text:style-name="T7">2.3<text:tab/>Requisitos del sistema</text:span></text:p>
            <text:p text:style-name="P12"><text:span text:style-name="T7">2.3.1<text:tab/>Requisitos</text:span></text:p>
            <text:p text:style-name="P12"><text:span text:style-name="T7">2.3.2<text:tab/>Restricciones del sistema</text:span></text:p>
            <text:p text:style-name="P12"><text:span text:style-name="T7">2.3.3<text:tab/>Catalogación y priorización de los requisitos</text:span></text:p>
            <text:p text:style-name="P13"><text:span text:style-name="T7">2.4<text:tab/>Alternativas y selección de la solución</text:span></text:p>
            <text:p text:style-name="P14"><text:span text:style-name="T7">2.4.1<text:tab/>Alternativa 1: </text:span></text:p>
            <text:p text:style-name="P14"><text:span text:style-name="T7">2.4.2<text:tab/>Alternativa 2: </text:span></text:p>
            <text:p text:style-name="P14"><text:span text:style-name="T7">2.4.x<text:tab/>Conclusiones</text:span></text:p>
            <text:p text:style-name="P15"><text:span text:style-name="T7">2.5<text:tab/>Planificación del proyecto</text:span></text:p>
            <text:p text:style-name="P16"><text:span text:style-name="T7">2.5.1<text:tab/>Recursos del proyecto</text:span></text:p>
            <text:p text:style-name="P16"><text:span text:style-name="T7">2.5.2<text:tab/>Tareas del proyecto</text:span></text:p>
            <text:p text:style-name="P16"><text:span text:style-name="T7">2.5.3<text:tab/>Planificación temporal</text:span></text:p>
            <text:p text:style-name="P17"><text:span text:style-name="T7">2.6<text:tab/>Evaluación de riesgos</text:span></text:p>
            <text:p text:style-name="P18"><text:span text:style-name="T7">2.6.1<text:tab/>Lista de riesgos</text:span></text:p>
            <text:p text:style-name="P18"><text:span text:style-name="T7">2.6.2<text:tab/>Catalogación de riesgos</text:span></text:p>
            <text:p text:style-name="P18"><text:span text:style-name="T7">2.6.3<text:tab/>Plan de contingencia</text:span></text:p>
            <text:p text:style-name="P19"><text:span text:style-name="T7">2.7<text:tab/>Presupuesto</text:span></text:p>
            <text:p text:style-name="P20"><text:span text:style-name="T7">2.7.1<text:tab/>Estimación de coste material</text:span></text:p>
            <text:p text:style-name="P20"><text:span text:style-name="T7">2.7.2<text:tab/>Estimación de coste personal</text:span></text:p>
            <text:p text:style-name="P20"><text:span text:style-name="T7">2.7.3<text:tab/>Resumen y análisis coste beneficio</text:span></text:p>
            <text:p text:style-name="P21"><text:span text:style-name="T7">2.8<text:tab/>Conclusiones</text:span></text:p>
            <text:p text:style-name="P22"><text:span text:style-name="T7">2.8.1<text:tab/>Beneficios</text:span></text:p>
            <text:p text:style-name="P22"><text:span text:style-name="T7">2.8.2<text:tab/>Inconvenientes</text:span></text:p>
            <text:p text:style-name="P23"><text:span text:style-name="T8">3.<text:tab/>Análisis<text:tab/></text:span></text:p>
            <text:p text:style-name="P24"><text:span text:style-name="T9">3.1<text:tab/>Introducción</text:span></text:p>
            <text:p text:style-name="P24"><text:span text:style-name="T9">3.2<text:tab/>Requisitos funcionales de usuarios</text:span></text:p>
            <text:p text:style-name="P24"><text:span text:style-name="T9">3.3<text:tab/>Requisitos no funcionales</text:span></text:p>
            <text:p text:style-name="P24"><text:span text:style-name="T9">3.4<text:tab/>Diagramas de casos de uso / Casos de uso</text:span></text:p>
            <text:p text:style-name="P24"><text:span text:style-name="T10"/></text:p>
            <text:p text:style-name="P24"><text:span text:style-name="T11">3.5<text:tab/>Diagramas lógigo de datos</text:span></text:p>
            <text:p text:style-name="P24"><text:span text:style-name="T11">3.6<text:tab/>Diagramas de clases</text:span></text:p>
            <text:p text:style-name="P24"><text:span text:style-name="T11">3.7<text:tab/>Diagramas de interacción</text:span></text:p>
            <text:p text:style-name="P24"><text:span text:style-name="T11">3.8<text:tab/>Menús de navegación</text:span></text:p>
            <text:p text:style-name="P24"><text:span text:style-name="T11">3.9<text:tab/>Conclusión del análisis</text:span></text:p>
            <text:p text:style-name="P25"><text:span text:style-name="T12">4.<text:tab/>Diseño</text:span></text:p>
            <text:p text:style-name="P26"><text:span text:style-name="T13">4.1<text:tab/>Introducción</text:span></text:p>
            <text:p text:style-name="P26"><text:span text:style-name="T13"><text:tab/><text:tab/>4.1.1. Selección del entorno de desarrollo</text:span></text:p>
            <text:p text:style-name="P26"><text:span text:style-name="T13"><text:tab/><text:tab/>4.1.2. Selección de base de datos</text:span></text:p>
            <text:p text:style-name="P26"><text:span text:style-name="T13">4.2<text:tab/>Configuración de la plataforma</text:span></text:p>
            <text:p text:style-name="P26"><text:span text:style-name="T13">4.3<text:tab/>Capas de la aplicación</text:span></text:p>
            <text:p text:style-name="P26"><text:span text:style-name="T13">4.4<text:tab/>Estructura de la base de datos</text:span></text:p>
            <text:p text:style-name="P26"><text:span text:style-name="T13">4.5<text:tab/>Arquitectura de la aplicación</text:span></text:p>
            <text:p text:style-name="P27"><text:span text:style-name="T14">5.<text:tab/>Implementación</text:span></text:p>
            <text:p text:style-name="P28"><text:span text:style-name="T15">5.1<text:tab/>Introducción</text:span></text:p>
            <text:p text:style-name="P28"><text:span text:style-name="T15">5.2<text:tab/>Codificación de las diferentes capas</text:span></text:p>
            <text:p text:style-name="P28"><text:span text:style-name="T15">5.3<text:tab/>Integración de las herramientas de apoyo</text:span></text:p>
            <text:p text:style-name="P29"><text:span text:style-name="T16">6.<text:tab/>Pruebas</text:span></text:p>
            <text:p text:style-name="P30"><text:span text:style-name="T17">6.1<text:tab/>Introducción</text:span></text:p>
            <text:p text:style-name="P30"><text:span text:style-name="T17">6.2<text:tab/>Pruebas</text:span></text:p>
            <text:p text:style-name="P30"><text:span text:style-name="T17">6.3<text:tab/>Resultados Obtenidos</text:span></text:p>
            <text:p text:style-name="P30"><text:span text:style-name="T17">6.4<text:tab/>Conclusiones</text:span></text:p>
            <text:p text:style-name="P31"><text:span text:style-name="T18">7.<text:tab/>Conclusiones</text:span></text:p>
            <text:p text:style-name="P32"><text:span text:style-name="T19">7.1<text:tab/>Conclusiones finales</text:span></text:p>
            <text:p text:style-name="P32"><text:span text:style-name="T19">7.2<text:tab/>Desviaciones temporales</text:span></text:p>
            <text:p text:style-name="P32"><text:span text:style-name="T19">7.3<text:tab/>Posibles ampliaciones y modificaciones</text:span></text:p>
            <text:p text:style-name="P32"><text:span text:style-name="T19">7.4<text:tab/>Valoración personal</text:span></text:p>
            <text:p text:style-name="P33"><text:span text:style-name="T20"/></text:p>
          </table:table-cell>
        </table:table-row>
      </table:table>
      <text:p text:style-name="P35"><text:span text:style-name="T20"/></text:p>
      <text:p text:style-name="P35"><text:span text:style-name="T21">Se desea que realicéis una planificación de las tareas que tenéis que realizar, lo más detalla posible, de acuerdo con los conocimientos que tendréis en este momento. No os preocupéis por no tener claro en este momento todas las tareas que hay que realizar, pero si deberéis tener una idea general, que será la que plasmaréis en la siguiente tabla</text:span></text:p>
      <text:p text:style-name="P35"><text:span text:style-name="T22"/></text:p>
      <text:p text:style-name="P35"><text:span text:style-name="T23">en la que indiquéis las tareas que vais a realizar y la fecha de conclusión de la misma. </text:span></text:p>
      <text:p text:style-name="P36"><text:span text:style-name="T24">Planificación Tareas a realizar<text:s/></text:span><text:span text:style-name="T25">(o ya realizadas)</text:span><text:span text:style-name="T26"><text:s/>del<text:s text:c="2"/>Proyecto</text:span></text:p>
      <text:p text:style-name="P37"><text:span text:style-name="T27">Fecha límite de finalización</text:span><text:span text:style-name="T28"><text:s/>10 de Junio</text:span></text:p>
      <table:table table:style-name="Table02">
        <table:table-column table:style-name="TableColumn0200"/>
        <table:table-column table:style-name="TableColumn0201"/>
        <table:table-row table:style-name="TableRow0200">
          <table:table-cell table:style-name="TableCell020000">
            <text:p text:style-name="P39"><text:span text:style-name="T30">Nombre:</text:span><text:span text:style-name="T31"/></text:p>
          </table:table-cell>
          <table:table-cell table:style-name="TableCell020001">
            <text:p text:style-name="P40"><text:span text:style-name="T32">Antonio Manuel Paramio Pérez</text:span><text:span text:style-name="T33"/></text:p>
          </table:table-cell>
        </table:table-row>
        <table:table-row table:style-name="TableRow0201">
          <table:table-cell table:style-name="TableCell020100">
            <text:p text:style-name="P43"><text:span text:style-name="T34">Título proyecto:</text:span><text:span text:style-name="T35"/></text:p>
          </table:table-cell>
          <table:table-cell table:style-name="TableCell020101">
            <text:p text:style-name="P44"><text:span text:style-name="T36">Colonia Irene Tierra</text:span><text:span text:style-name="T37"/></text:p>
          </table:table-cell>
        </table:table-row>
      </table:table>
      <text:p text:style-name="P46"><text:span text:style-name="T37"/></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column table:style-name="TableColumn0306"/>
        <table:table-row table:style-name="TableRow0300">
          <table:table-cell table:style-name="TableCell030000">
            <text:p text:style-name="P48"><text:span text:style-name="T38">Tipo</text:span><text:span text:style-name="T39"/></text:p>
          </table:table-cell>
          <table:table-cell table:style-name="TableCell030001">
            <text:p text:style-name="P48"><text:span text:style-name="T40">Nº</text:span><text:span text:style-name="T41"/></text:p>
          </table:table-cell>
          <table:table-cell table:style-name="TableCell030002">
            <text:p text:style-name="P48"><text:span text:style-name="T42">Tarea</text:span><text:span text:style-name="T43"/></text:p>
          </table:table-cell>
          <table:table-cell table:style-name="TableCell030003">
            <text:p text:style-name="P48"><text:span text:style-name="T44">Duración</text:span><text:span text:style-name="T45"/></text:p>
          </table:table-cell>
          <table:table-cell table:style-name="TableCell030004">
            <text:p text:style-name="P48"><text:span text:style-name="T46">F. Inicio</text:span><text:span text:style-name="T47"/></text:p>
          </table:table-cell>
          <table:table-cell table:style-name="TableCell030005">
            <text:p text:style-name="P48"><text:span text:style-name="T48">F. Fin</text:span><text:span text:style-name="T49"/></text:p>
          </table:table-cell>
          <table:table-cell table:style-name="TableCell030006">
            <text:p text:style-name="P48"><text:span text:style-name="T50">Estado</text:span><text:span text:style-name="T51">(E/R/C)</text:span><text:span text:style-name="T52"/></text:p>
          </table:table-cell>
        </table:table-row>
        <table:table-row table:style-name="TableRow0301">
          <table:table-cell table:style-name="TableCell030100">
            <text:p text:style-name="P51"><text:span text:style-name="T53">EV</text:span><text:span text:style-name="T54"/></text:p>
          </table:table-cell>
          <table:table-cell table:style-name="TableCell030101">
            <text:p text:style-name="P51"><text:span text:style-name="T55">1</text:span><text:span text:style-name="T56"/></text:p>
          </table:table-cell>
          <table:table-cell table:style-name="TableCell030102">
            <text:p text:style-name="P51"><text:span text:style-name="T57">Reunión con el cliente y estudio de sus necesidades para la página web</text:span><text:span text:style-name="T58"/></text:p>
          </table:table-cell>
          <table:table-cell table:style-name="TableCell030103">
            <text:p text:style-name="P51"><text:span text:style-name="T59">2h</text:span><text:span text:style-name="T60"/></text:p>
          </table:table-cell>
          <table:table-cell table:style-name="TableCell030104">
            <text:p text:style-name="P51"><text:span text:style-name="T61">3/04/19</text:span><text:span text:style-name="T62"/></text:p>
          </table:table-cell>
          <table:table-cell table:style-name="TableCell030105">
            <text:p text:style-name="P51"><text:span text:style-name="T63">4/04/19</text:span><text:span text:style-name="T64"/></text:p>
          </table:table-cell>
          <table:table-cell table:style-name="TableCell030106">
            <text:p text:style-name="P51"><text:span text:style-name="T65">C</text:span><text:span text:style-name="T66"/></text:p>
          </table:table-cell>
        </table:table-row>
        <table:table-row table:style-name="TableRow0302">
          <table:table-cell table:style-name="TableCell030200">
            <text:p text:style-name="P54"><text:span text:style-name="T67">A</text:span><text:span text:style-name="T68"/></text:p>
          </table:table-cell>
          <table:table-cell table:style-name="TableCell030201">
            <text:p text:style-name="P54"><text:span text:style-name="T69">2</text:span><text:span text:style-name="T70"/></text:p>
          </table:table-cell>
          <table:table-cell table:style-name="TableCell030202">
            <text:p text:style-name="P54"><text:span text:style-name="T71">Análisis de posibilidades para encontrar la mejor manera de lograr cumplir todas las necesidades de la manera más óptima para el cliente. (Librerias, vistas etc...)</text:span><text:span text:style-name="T72"/></text:p>
          </table:table-cell>
          <table:table-cell table:style-name="TableCell030203">
            <text:p text:style-name="P54"><text:span text:style-name="T73">4h</text:span><text:span text:style-name="T74"/></text:p>
          </table:table-cell>
          <table:table-cell table:style-name="TableCell030204">
            <text:p text:style-name="P54"><text:span text:style-name="T75">5/04/19</text:span><text:span text:style-name="T76"/></text:p>
          </table:table-cell>
          <table:table-cell table:style-name="TableCell030205">
            <text:p text:style-name="P54"><text:span text:style-name="T77">6/04/19</text:span><text:span text:style-name="T78"/></text:p>
          </table:table-cell>
          <table:table-cell table:style-name="TableCell030206">
            <text:p text:style-name="P54"><text:span text:style-name="T79">C</text:span><text:span text:style-name="T80"/></text:p>
          </table:table-cell>
        </table:table-row>
        <table:table-row table:style-name="TableRow0303">
          <table:table-cell table:style-name="TableCell030300">
            <text:p text:style-name="P56"><text:span text:style-name="T81">I</text:span></text:p>
          </table:table-cell>
          <table:table-cell table:style-name="TableCell030301">
            <text:p text:style-name="P56"><text:span text:style-name="T81">3</text:span></text:p>
          </table:table-cell>
          <table:table-cell table:style-name="TableCell030302">
            <text:p text:style-name="P56"><text:span text:style-name="T82">Implementación de tablas en la base de datos.</text:span><text:span text:style-name="T83"/></text:p>
          </table:table-cell>
          <table:table-cell table:style-name="TableCell030303">
            <text:p text:style-name="P56"><text:span text:style-name="T83">2h</text:span></text:p>
          </table:table-cell>
          <table:table-cell table:style-name="TableCell030304">
            <text:p text:style-name="P56"><text:span text:style-name="T84">6/04/19</text:span><text:span text:style-name="T85"/></text:p>
          </table:table-cell>
          <table:table-cell table:style-name="TableCell030305">
            <text:p text:style-name="P56"><text:span text:style-name="T86">7/04/19</text:span><text:span text:style-name="T87"/></text:p>
          </table:table-cell>
          <table:table-cell table:style-name="TableCell030306">
            <text:p text:style-name="P56"><text:span text:style-name="T87">C</text:span></text:p>
          </table:table-cell>
        </table:table-row>
        <table:table-row table:style-name="TableRow0304">
          <table:table-cell table:style-name="TableCell030400">
            <text:p text:style-name="P59"><text:span text:style-name="T89">D</text:span><text:span text:style-name="T90"/></text:p>
          </table:table-cell>
          <table:table-cell table:style-name="TableCell030401">
            <text:p text:style-name="P59"><text:span text:style-name="T91">4</text:span><text:span text:style-name="T92"/></text:p>
          </table:table-cell>
          <table:table-cell table:style-name="TableCell030402">
            <text:p text:style-name="P59"><text:span text:style-name="T93">Diseño de mockups para la estructuración de la web y confirmar el diseño junto al cliente.</text:span><text:span text:style-name="T94"/></text:p>
          </table:table-cell>
          <table:table-cell table:style-name="TableCell030403">
            <text:p text:style-name="P59"><text:span text:style-name="T95">4h</text:span><text:span text:style-name="T96"/></text:p>
          </table:table-cell>
          <table:table-cell table:style-name="TableCell030404">
            <text:p text:style-name="P59"><text:span text:style-name="T97">8/04/19</text:span><text:span text:style-name="T98"/></text:p>
          </table:table-cell>
          <table:table-cell table:style-name="TableCell030405">
            <text:p text:style-name="P59"><text:span text:style-name="T99">9/04/19</text:span><text:span text:style-name="T100"/></text:p>
          </table:table-cell>
          <table:table-cell table:style-name="TableCell030406">
            <text:p text:style-name="P59"><text:span text:style-name="T101">R</text:span><text:span text:style-name="T102"/></text:p>
          </table:table-cell>
        </table:table-row>
        <table:table-row table:style-name="TableRow0305">
          <table:table-cell table:style-name="TableCell030500">
            <text:p text:style-name="P62"><text:span text:style-name="T102">I</text:span></text:p>
          </table:table-cell>
          <table:table-cell table:style-name="TableCell030501">
            <text:p text:style-name="P62"><text:span text:style-name="T102">5</text:span></text:p>
          </table:table-cell>
          <table:table-cell table:style-name="TableCell030502">
            <text:p text:style-name="P62"><text:span text:style-name="T102">Creación de primeras vistas para una vez más confirmar con el cliente como seria la estructura de la web.</text:span></text:p>
          </table:table-cell>
          <table:table-cell table:style-name="TableCell030503">
            <text:p text:style-name="P62"><text:span text:style-name="T102">4h</text:span></text:p>
          </table:table-cell>
          <table:table-cell table:style-name="TableCell030504">
            <text:p text:style-name="P62"><text:span text:style-name="T102">10/04/19</text:span></text:p>
          </table:table-cell>
          <table:table-cell table:style-name="TableCell030505">
            <text:p text:style-name="P62"><text:span text:style-name="T102">12/04/19</text:span></text:p>
          </table:table-cell>
          <table:table-cell table:style-name="TableCell030506">
            <text:p text:style-name="P62"><text:span text:style-name="T102">E</text:span></text:p>
          </table:table-cell>
        </table:table-row>
        <table:table-row table:style-name="TableRow0306">
          <table:table-cell table:style-name="TableCell030600">
            <text:p text:style-name="P64"><text:span text:style-name="T102">I</text:span></text:p>
          </table:table-cell>
          <table:table-cell table:style-name="TableCell030601">
            <text:p text:style-name="P65"><text:span text:style-name="T102">6</text:span></text:p>
          </table:table-cell>
          <table:table-cell table:style-name="TableCell030602">
            <text:p text:style-name="P65"><text:span text:style-name="T102">Creación de la sección de adopciones, atacando a la base de datos para guardar toda la información de la persona que solicita dicha adopción.</text:span></text:p>
          </table:table-cell>
          <table:table-cell table:style-name="TableCell030603">
            <text:p text:style-name="P65"><text:span text:style-name="T102">6h</text:span></text:p>
          </table:table-cell>
          <table:table-cell table:style-name="TableCell030604">
            <text:p text:style-name="P65"><text:span text:style-name="T102">13/04/19</text:span></text:p>
          </table:table-cell>
          <table:table-cell table:style-name="TableCell030605">
            <text:p text:style-name="P65"><text:span text:style-name="T102">16/04/19</text:span></text:p>
          </table:table-cell>
          <table:table-cell table:style-name="TableCell030606">
            <text:p text:style-name="P66"><text:span text:style-name="T102">E</text:span></text:p>
          </table:table-cell>
        </table:table-row>
        <table:table-row table:style-name="TableRow0307">
          <table:table-cell table:style-name="TableCell030700">
            <text:p text:style-name="P69"><text:span text:style-name="T102">I</text:span></text:p>
          </table:table-cell>
          <table:table-cell table:style-name="TableCell030701">
            <text:p text:style-name="P69"><text:span text:style-name="T102">7</text:span></text:p>
          </table:table-cell>
          <table:table-cell table:style-name="TableCell030702">
            <text:p text:style-name="P69"><text:span text:style-name="T102">Creación de la secciónde de quienes somos, contactanos...</text:span></text:p>
          </table:table-cell>
          <table:table-cell table:style-name="TableCell030703">
            <text:p text:style-name="P69"><text:span text:style-name="T103">6h</text:span><text:span text:style-name="T104"/></text:p>
          </table:table-cell>
          <table:table-cell table:style-name="TableCell030704">
            <text:p text:style-name="P69"><text:span text:style-name="T104">17/04/19</text:span></text:p>
          </table:table-cell>
          <table:table-cell table:style-name="TableCell030705">
            <text:p text:style-name="P69"><text:span text:style-name="T104">19/04/19</text:span></text:p>
          </table:table-cell>
          <table:table-cell table:style-name="TableCell030706">
            <text:p text:style-name="P69"><text:span text:style-name="T104">E</text:span></text:p>
          </table:table-cell>
        </table:table-row>
        <table:table-row table:style-name="TableRow0308">
          <table:table-cell table:style-name="TableCell030800">
            <text:p text:style-name="P72"><text:span text:style-name="T104">I</text:span></text:p>
          </table:table-cell>
          <table:table-cell table:style-name="TableCell030801">
            <text:p text:style-name="P72"><text:span text:style-name="T104">8</text:span></text:p>
          </table:table-cell>
          <table:table-cell table:style-name="TableCell030802">
            <text:p text:style-name="P72"><text:span text:style-name="T104">Creación de la parte de ayudas(voluntariado,casas de acogidas...)</text:span></text:p>
          </table:table-cell>
          <table:table-cell table:style-name="TableCell030803">
            <text:p text:style-name="P72"><text:span text:style-name="T104">12h</text:span></text:p>
          </table:table-cell>
          <table:table-cell table:style-name="TableCell030804">
            <text:p text:style-name="P72"><text:span text:style-name="T104">20/04/19</text:span></text:p>
          </table:table-cell>
          <table:table-cell table:style-name="TableCell030805">
            <text:p text:style-name="P72"><text:span text:style-name="T104">25/04/19</text:span></text:p>
          </table:table-cell>
          <table:table-cell table:style-name="TableCell030806">
            <text:p text:style-name="P72"><text:span text:style-name="T104">E</text:span></text:p>
          </table:table-cell>
        </table:table-row>
        <table:table-row table:style-name="TableRow0309">
          <table:table-cell table:style-name="TableCell030900">
            <text:p text:style-name="P75"><text:span text:style-name="T104">I</text:span></text:p>
          </table:table-cell>
          <table:table-cell table:style-name="TableCell030901">
            <text:p text:style-name="P75"><text:span text:style-name="T104">9</text:span></text:p>
          </table:table-cell>
          <table:table-cell table:style-name="TableCell030902">
            <text:p text:style-name="P75"><text:span text:style-name="T104">Creación de la secciónde socios, donde podrán rellenar un formulario indicando sus datos y la cantidad de dinero que quieren pagar mensualmente para ayudar a la asociación.</text:span></text:p>
          </table:table-cell>
          <table:table-cell table:style-name="TableCell030903">
            <text:p text:style-name="P75"><text:span text:style-name="T104">4h</text:span></text:p>
          </table:table-cell>
          <table:table-cell table:style-name="TableCell030904">
            <text:p text:style-name="P75"><text:span text:style-name="T104">26/04/19</text:span></text:p>
          </table:table-cell>
          <table:table-cell table:style-name="TableCell030905">
            <text:p text:style-name="P75"><text:span text:style-name="T104">30/04/19</text:span></text:p>
          </table:table-cell>
          <table:table-cell table:style-name="TableCell030906">
            <text:p text:style-name="P75"><text:span text:style-name="T104">E</text:span></text:p>
          </table:table-cell>
        </table:table-row>
        <table:table-row table:style-name="TableRow0310">
          <table:table-cell table:style-name="TableCell031000">
            <text:p text:style-name="P78"><text:span text:style-name="T104">I</text:span></text:p>
          </table:table-cell>
          <table:table-cell table:style-name="TableCell031001">
            <text:p text:style-name="P78"><text:span text:style-name="T104">10</text:span></text:p>
          </table:table-cell>
          <table:table-cell table:style-name="TableCell031002">
            <text:p text:style-name="P78"><text:span text:style-name="T104">Investigación y creación de la sección de donaciones en las que se podrá donar mediante ingreso bancario, paypal etc...</text:span></text:p>
          </table:table-cell>
          <table:table-cell table:style-name="TableCell031003">
            <text:p text:style-name="P78"><text:span text:style-name="T104">15h</text:span></text:p>
          </table:table-cell>
          <table:table-cell table:style-name="TableCell031004">
            <text:p text:style-name="P78"><text:span text:style-name="T104">1/05/19</text:span></text:p>
          </table:table-cell>
          <table:table-cell table:style-name="TableCell031005">
            <text:p text:style-name="P78"><text:span text:style-name="T104">7/05/19</text:span></text:p>
          </table:table-cell>
          <table:table-cell table:style-name="TableCell031006">
            <text:p text:style-name="P78"><text:span text:style-name="T104">E</text:span></text:p>
          </table:table-cell>
        </table:table-row>
        <table:table-row table:style-name="TableRow0311">
          <table:table-cell table:style-name="TableCell031100">
            <text:p text:style-name="P81"><text:span text:style-name="T104">A</text:span></text:p>
          </table:table-cell>
          <table:table-cell table:style-name="TableCell031101">
            <text:p text:style-name="P81"><text:span text:style-name="T104">11</text:span></text:p>
          </table:table-cell>
          <table:table-cell table:style-name="TableCell031102">
            <text:p text:style-name="P81"><text:span text:style-name="T104">Reunión con el cliente para repasar el trabajo hecho y contemplar si se necesita reestructurar parte del trabajo.</text:span></text:p>
          </table:table-cell>
          <table:table-cell table:style-name="TableCell031103">
            <text:p text:style-name="P81"><text:span text:style-name="T104">3h</text:span></text:p>
          </table:table-cell>
          <table:table-cell table:style-name="TableCell031104">
            <text:p text:style-name="P81"><text:span text:style-name="T104">8/05/19</text:span></text:p>
          </table:table-cell>
          <table:table-cell table:style-name="TableCell031105">
            <text:p text:style-name="P81"><text:span text:style-name="T104">9/05/19</text:span></text:p>
          </table:table-cell>
          <table:table-cell table:style-name="TableCell031106">
            <text:p text:style-name="P81"><text:span text:style-name="T104">E</text:span></text:p>
          </table:table-cell>
        </table:table-row>
        <table:table-row table:style-name="TableRow0312">
          <table:table-cell table:style-name="TableCell031200">
            <text:p text:style-name="P84"><text:span text:style-name="T104">I</text:span></text:p>
          </table:table-cell>
          <table:table-cell table:style-name="TableCell031201">
            <text:p text:style-name="P84"><text:span text:style-name="T104">12</text:span></text:p>
          </table:table-cell>
          <table:table-cell table:style-name="TableCell031202">
            <text:p text:style-name="P84"><text:span text:style-name="T104">Implementación de los cambios establecidos por el cliente</text:span></text:p>
          </table:table-cell>
          <table:table-cell table:style-name="TableCell031203">
            <text:p text:style-name="P84"><text:span text:style-name="T104">¿?</text:span></text:p>
          </table:table-cell>
          <table:table-cell table:style-name="TableCell031204">
            <text:p text:style-name="P84"><text:span text:style-name="T104">10/05/19</text:span></text:p>
          </table:table-cell>
          <table:table-cell table:style-name="TableCell031205">
            <text:p text:style-name="P84"><text:span text:style-name="T104">15/05/19</text:span></text:p>
          </table:table-cell>
          <table:table-cell table:style-name="TableCell031206">
            <text:p text:style-name="P84"><text:span text:style-name="T104">E</text:span></text:p>
          </table:table-cell>
        </table:table-row>
        <table:table-row table:style-name="TableRow0313">
          <table:table-cell table:style-name="TableCell031300">
            <text:p text:style-name="P86"><text:span text:style-name="T104">I</text:span></text:p>
          </table:table-cell>
          <table:table-cell table:style-name="TableCell031301">
            <text:p text:style-name="P86"><text:span text:style-name="T104">13</text:span></text:p>
          </table:table-cell>
          <table:table-cell table:style-name="TableCell031302">
            <text:p text:style-name="P86"><text:span text:style-name="T104">Puesta en marcha para la creación de la sección de administración.(login, cruds etc..)</text:span></text:p>
          </table:table-cell>
          <table:table-cell table:style-name="TableCell031303">
            <text:p text:style-name="P86"><text:span text:style-name="T104">15h</text:span></text:p>
          </table:table-cell>
          <table:table-cell table:style-name="TableCell031304">
            <text:p text:style-name="P86"><text:span text:style-name="T104">16/05/19</text:span></text:p>
          </table:table-cell>
          <table:table-cell table:style-name="TableCell031305">
            <text:p text:style-name="P86"><text:span text:style-name="T104">20/05/19</text:span></text:p>
          </table:table-cell>
          <table:table-cell table:style-name="TableCell031306">
            <text:p text:style-name="P86"><text:span text:style-name="T104">E</text:span></text:p>
          </table:table-cell>
        </table:table-row>
        <table:table-row table:style-name="TableRow0314">
          <table:table-cell table:style-name="TableCell031400">
            <text:p text:style-name="P88"><text:span text:style-name="T104">I</text:span></text:p>
          </table:table-cell>
          <table:table-cell table:style-name="TableCell031401">
            <text:p text:style-name="P88"><text:span text:style-name="T104">14</text:span></text:p>
          </table:table-cell>
          <table:table-cell table:style-name="TableCell031402">
            <text:p text:style-name="P88"><text:span text:style-name="T104">Implementación de funciones como descarga de pdf y envio de correos electrónicos.</text:span></text:p>
          </table:table-cell>
          <table:table-cell table:style-name="TableCell031403">
            <text:p text:style-name="P88"><text:span text:style-name="T104">10h</text:span></text:p>
          </table:table-cell>
          <table:table-cell table:style-name="TableCell031404">
            <text:p text:style-name="P88"><text:span text:style-name="T104">21/05/19</text:span></text:p>
          </table:table-cell>
          <table:table-cell table:style-name="TableCell031405">
            <text:p text:style-name="P88"><text:span text:style-name="T104">25/05/19</text:span></text:p>
          </table:table-cell>
          <table:table-cell table:style-name="TableCell031406">
            <text:p text:style-name="P88"><text:span text:style-name="T104">E</text:span></text:p>
          </table:table-cell>
        </table:table-row>
        <table:table-row table:style-name="TableRow0315">
          <table:table-cell table:style-name="TableCell031500">
            <text:p text:style-name="P90"><text:span text:style-name="T104">P</text:span></text:p>
          </table:table-cell>
          <table:table-cell table:style-name="TableCell031501">
            <text:p text:style-name="P90"><text:span text:style-name="T104">15</text:span></text:p>
          </table:table-cell>
          <table:table-cell table:style-name="TableCell031502">
            <text:p text:style-name="P90"><text:span text:style-name="T104">Pruebas para la comprobación de las funcionalidades de la web.</text:span></text:p>
          </table:table-cell>
          <table:table-cell table:style-name="TableCell031503">
            <text:p text:style-name="P90"><text:span text:style-name="T104">10h</text:span></text:p>
          </table:table-cell>
          <table:table-cell table:style-name="TableCell031504">
            <text:p text:style-name="P90"><text:span text:style-name="T104">26/05/19</text:span></text:p>
          </table:table-cell>
          <table:table-cell table:style-name="TableCell031505">
            <text:p text:style-name="P90"><text:span text:style-name="T104">31/05/19</text:span></text:p>
          </table:table-cell>
          <table:table-cell table:style-name="TableCell031506">
            <text:p text:style-name="P90"><text:span text:style-name="T104">E</text:span></text:p>
          </table:table-cell>
        </table:table-row>
        <table:table-row table:style-name="TableRow0316">
          <table:table-cell table:style-name="TableCell031600">
            <text:p text:style-name="P93"><text:span text:style-name="T104">A</text:span></text:p>
          </table:table-cell>
          <table:table-cell table:style-name="TableCell031601">
            <text:p text:style-name="P93"><text:span text:style-name="T104">16</text:span></text:p>
          </table:table-cell>
          <table:table-cell table:style-name="TableCell031602">
            <text:p text:style-name="P93"><text:span text:style-name="T104">Última revisión con el cliente para comprobar si es necesario hacer algún cambio de acuerdo con sus necesidades.</text:span></text:p>
          </table:table-cell>
          <table:table-cell table:style-name="TableCell031603">
            <text:p text:style-name="P93"><text:span text:style-name="T104">4h</text:span></text:p>
          </table:table-cell>
          <table:table-cell table:style-name="TableCell031604">
            <text:p text:style-name="P93"><text:span text:style-name="T104">1/06/19</text:span></text:p>
          </table:table-cell>
          <table:table-cell table:style-name="TableCell031605">
            <text:p text:style-name="P93"><text:span text:style-name="T104">1/06/19</text:span></text:p>
          </table:table-cell>
          <table:table-cell table:style-name="TableCell031606">
            <text:p text:style-name="P93"><text:span text:style-name="T104">E</text:span></text:p>
          </table:table-cell>
        </table:table-row>
        <table:table-row table:style-name="TableRow0317">
          <table:table-cell table:style-name="TableCell031700">
            <text:p text:style-name="P96"><text:span text:style-name="T104">I</text:span></text:p>
          </table:table-cell>
          <table:table-cell table:style-name="TableCell031701">
            <text:p text:style-name="P96"><text:span text:style-name="T104">17</text:span></text:p>
          </table:table-cell>
          <table:table-cell table:style-name="TableCell031702">
            <text:p text:style-name="P96"><text:span text:style-name="T104">Implementación de las últimas modificaciones que el cliente estime oportunas.</text:span></text:p>
          </table:table-cell>
          <table:table-cell table:style-name="TableCell031703">
            <text:p text:style-name="P96"><text:span text:style-name="T104">¿?</text:span></text:p>
          </table:table-cell>
          <table:table-cell table:style-name="TableCell031704">
            <text:p text:style-name="P96"><text:span text:style-name="T104">1/06/19</text:span></text:p>
          </table:table-cell>
          <table:table-cell table:style-name="TableCell031705">
            <text:p text:style-name="P96"><text:span text:style-name="T104">9/06/19</text:span></text:p>
          </table:table-cell>
          <table:table-cell table:style-name="TableCell031706">
            <text:p text:style-name="P96"><text:span text:style-name="T104">E</text:span></text:p>
          </table:table-cell>
        </table:table-row>
      </table:table>
      <text:p text:style-name="P98"><text:span text:style-name="T104"/></text:p>
      <text:p text:style-name="P98"><text:span text:style-name="T105">El resto de la tabla no puedo completarla a priori ya que hasta el lunes 1/04/19 no podré comtemplar las necesidades del cliente ya que aún no he podido charlar con el. Cuando tenga suficiente información subiré un segundo documento con todo mejor organizado y más completo.</text:span></text:p>
      <text:p text:style-name="P98"><text:span text:style-name="T106"/></text:p>
      <text:p text:style-name="P98"><text:span text:style-name="T106"/></text:p>
      <text:p text:style-name="P98"><text:span text:style-name="T106"/></text:p>
      <text:p text:style-name="P98"><text:span text:style-name="T106"/></text:p>
      <text:p text:style-name="P98"><text:span text:style-name="T107">Significado de las columnas</text:span></text:p>
      <table:table table:style-name="Table04">
        <table:table-column table:style-name="TableColumn0400"/>
        <table:table-column table:style-name="TableColumn0401"/>
        <table:table-row table:style-name="TableRow0400">
          <table:table-cell table:style-name="TableCell040000">
            <text:p text:style-name="P100"><text:span text:style-name="T109">Tipo</text:span><text:span text:style-name="T110"/></text:p>
          </table:table-cell>
          <table:table-cell table:style-name="TableCell040001">
            <text:p text:style-name="P100"><text:span text:style-name="T111">EV-Estudio viabilidad</text:span></text:p>
            <text:p text:style-name="P100"><text:span text:style-name="T111">A<text:s/></text:span><text:span text:style-name="T112">–</text:span><text:span text:style-name="T113"><text:s/>An</text:span><text:span text:style-name="T114">álisis</text:span></text:p>
            <text:p text:style-name="P100"><text:span text:style-name="T114">D<text:s/></text:span><text:span text:style-name="T115">–</text:span><text:span text:style-name="T116"><text:s/>Dise</text:span><text:span text:style-name="T117">ño</text:span></text:p>
            <text:p text:style-name="P100"><text:span text:style-name="T117">I<text:s/></text:span><text:span text:style-name="T118">–</text:span><text:span text:style-name="T119"><text:s/>Implementaci</text:span><text:span text:style-name="T120">ón</text:span></text:p>
            <text:p text:style-name="P100"><text:span text:style-name="T120">P<text:s/></text:span><text:span text:style-name="T121">–</text:span><text:span text:style-name="T122"><text:s/>Pruebas</text:span></text:p>
            <text:p text:style-name="P100"><text:span text:style-name="T123">E</text:span><text:span text:style-name="T124">–</text:span><text:span text:style-name="T125"><text:s/>Despliegue y documentaci</text:span><text:span text:style-name="T126">ón</text:span><text:span text:style-name="T127"/></text:p>
          </table:table-cell>
        </table:table-row>
        <table:table-row table:style-name="TableRow0401">
          <table:table-cell table:style-name="TableCell040100">
            <text:p text:style-name="P103"><text:span text:style-name="T128">Nº</text:span><text:span text:style-name="T129"/></text:p>
          </table:table-cell>
          <table:table-cell table:style-name="TableCell040101">
            <text:p text:style-name="P103"><text:span text:style-name="T130">N.º de tarea que estamos realizando. Las tareas se numerarán. Si una tarea es compleja y se sudivide más adelante en otras tareas se utilizará una notación jerarquica.</text:span></text:p>
            <text:p text:style-name="P103"><text:span text:style-name="T130">Ejemp, tarea principal 2, subtareas 2.1, 2.2….</text:span><text:span text:style-name="T131"/></text:p>
          </table:table-cell>
        </table:table-row>
        <table:table-row table:style-name="TableRow0402">
          <table:table-cell table:style-name="TableCell040200">
            <text:p text:style-name="P105"><text:span text:style-name="T132">Tarea</text:span><text:span text:style-name="T133"/></text:p>
          </table:table-cell>
          <table:table-cell table:style-name="TableCell040201">
            <text:p text:style-name="P105"><text:span text:style-name="T134">Nombre y descripción breve de lo que hay que realizar en la tarea</text:span><text:span text:style-name="T135"/></text:p>
          </table:table-cell>
        </table:table-row>
        <table:table-row table:style-name="TableRow0403">
          <table:table-cell table:style-name="TableCell040300">
            <text:p text:style-name="P107"><text:span text:style-name="T136">Duración</text:span><text:span text:style-name="T137"/></text:p>
          </table:table-cell>
          <table:table-cell table:style-name="TableCell040301">
            <text:p text:style-name="P107"><text:span text:style-name="T138">Tiempo que tenemos pensado que nos llevará la ejecución de la tarea, en horas o minutos</text:span><text:span text:style-name="T139"/></text:p>
          </table:table-cell>
        </table:table-row>
        <table:table-row table:style-name="TableRow0404">
          <table:table-cell table:style-name="TableCell040400">
            <text:p text:style-name="P109"><text:span text:style-name="T140">F.Inicio</text:span><text:span text:style-name="T141"/></text:p>
          </table:table-cell>
          <table:table-cell table:style-name="TableCell040401">
            <text:p text:style-name="P109"><text:span text:style-name="T142">Fecha en la que comenzaremos a realizar la tarea</text:span><text:span text:style-name="T143"/></text:p>
          </table:table-cell>
        </table:table-row>
        <table:table-row table:style-name="TableRow0405">
          <table:table-cell table:style-name="TableCell040500">
            <text:p text:style-name="P111"><text:span text:style-name="T144">F.Fin</text:span><text:span text:style-name="T145"/></text:p>
          </table:table-cell>
          <table:table-cell table:style-name="TableCell040501">
            <text:p text:style-name="P111"><text:span text:style-name="T146">Fecha en la que esperamos completar la tarea. Una vez completada podremos anotar la fecha real en la que hemos completado nuestra tarea, por si tenemos que reajustar el resto de fechas</text:span><text:span text:style-name="T147"/></text:p>
          </table:table-cell>
        </table:table-row>
        <table:table-row table:style-name="TableRow0406">
          <table:table-cell table:style-name="TableCell040600">
            <text:p text:style-name="P113"><text:span text:style-name="T148">Estado</text:span><text:span text:style-name="T149"/></text:p>
          </table:table-cell>
          <table:table-cell table:style-name="TableCell040601">
            <text:p text:style-name="P113"><text:span text:style-name="T150">Indicaréis el estado de vuestra tarea, en principio se proponen tres estados, aunque podreis añadir más si lo consideráis pertinente.</text:span></text:p>
            <text:p text:style-name="P113"><text:span text:style-name="T150">Se proponen los siguientes estados, para los cuales es conveniente que asociéis un color, lo que facilitará su seguimiento</text:span></text:p>
            <table:table table:style-name="Table05">
              <table:table-column table:style-name="TableColumn0500"/>
              <table:table-column table:style-name="TableColumn0501"/>
              <table:table-row table:style-name="TableRow0500">
                <table:table-cell table:style-name="TableCell050000">
                  <text:p text:style-name="P115"><text:span text:style-name="T152">E</text:span><text:span text:style-name="T153"/></text:p>
                </table:table-cell>
                <table:table-cell table:style-name="TableCell050001">
                  <text:p text:style-name="P116"><text:span text:style-name="T154">Esperando ser comenzada</text:span><text:span text:style-name="T155"/></text:p>
                </table:table-cell>
              </table:table-row>
              <table:table-row table:style-name="TableRow0501">
                <table:table-cell table:style-name="TableCell050100">
                  <text:p text:style-name="P119"><text:span text:style-name="T156">R</text:span><text:span text:style-name="T157"/></text:p>
                </table:table-cell>
                <table:table-cell table:style-name="TableCell050101">
                  <text:p text:style-name="P120"><text:span text:style-name="T158">Realizándose</text:span><text:span text:style-name="T159"/></text:p>
                </table:table-cell>
              </table:table-row>
              <table:table-row table:style-name="TableRow0502">
                <table:table-cell table:style-name="TableCell050200">
                  <text:p text:style-name="P122"><text:span text:style-name="T160">C</text:span><text:span text:style-name="T161"/></text:p>
                </table:table-cell>
                <table:table-cell table:style-name="TableCell050201">
                  <text:p text:style-name="P123"><text:span text:style-name="T162">Completada</text:span><text:span text:style-name="T163"/></text:p>
                </table:table-cell>
              </table:table-row>
            </table:table>
            <text:p text:style-name="P125"><text:span text:style-name="T163"/></text:p>
          </table:table-cell>
        </table:table-row>
      </table:table>
      <text:p text:style-name="P127"><text:span text:style-name="T163"/></text:p>
      <text:p text:style-name="P127"><text:span text:style-name="T164">Se recuerda que este es un procedimiento simple de planificación. Un<text:s/></text:span><text:a xlink:href="https://es.wikipedia.org/wiki/Diagrama_de_Gantt"><text:span text:style-name="T166">Diagrama de Gantt</text:span></text:a><text:span text:style-name="T167"><text:s/>es una solución más precisa y util para representar este tipo de planificaciones.</text:span></text:p>
      <text:p text:style-name="P127"><text:span text:style-name="T167">Herramientas como<text:s/></text:span><text:a xlink:href="https://trello.com/"><text:span text:style-name="T169">Trello</text:span></text:a><text:span text:style-name="T170"><text:s/>nos permitirán también llevar un control de nuestras tareas. No se descarta la utilización de esta herramienta para hacer un seguimiento de vuestras tareas en tiempo real.</text:span></text:p>
      <text:p text:style-name="P128"><text:span text:style-name="T17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